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style:contextual-spacing="false" fo:line-height="120%"/>
      <style:text-properties style:font-name="Times" fo:font-size="12pt"/>
    </style:style>
    <style:style style:name="P4" style:family="paragraph" style:parent-style-name="Standard">
      <style:paragraph-properties fo:margin-top="0in" fo:margin-bottom="0.0972in" style: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style: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style: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Standard" style:list-style-name="L1">
      <style:paragraph-properties fo:margin-left="0.5in" fo:margin-right="0in" fo:margin-top="0in" fo:margin-bottom="0.0972in" style: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Heading_20_1">
      <style:text-properties officeooo:rsid="000a022a" officeooo:paragraph-rsid="000a022a"/>
    </style:style>
    <style:style style:name="P13" style:family="paragraph" style:parent-style-name="Text_20_body" style:list-style-name="L2"/>
    <style:style style:name="P14"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officeooo:rsid="000be3e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833_1764154201" text:style-name="Index_20_Link" text:visited-style-name="Index_20_Link">Table of Contents<text:tab/>1</text:a></text:p>
          <text:p text:style-name="P11"><text:a xlink:type="simple" xlink:href="#__RefHeading___Toc835_1764154201" text:style-name="Index_20_Link" text:visited-style-name="Index_20_Link">Cartesian/Polar Grid Pattern Matching<text:tab/>1</text:a></text:p>
          <text:p text:style-name="P11"><text:a xlink:type="simple" xlink:href="#__RefHeading___Toc837_1764154201" text:style-name="Index_20_Link" text:visited-style-name="Index_20_Link">Tutorial Video<text:tab/>2</text:a></text:p>
          <text:p text:style-name="P14"><text:a xlink:type="simple" xlink:href="#__RefHeading___Toc839_1764154201" text:style-name="Index_20_Link" text:visited-style-name="Index_20_Link">Help Engine<text:tab/>2</text:a></text:p>
          <text:p text:style-name="P14"><text:a xlink:type="simple" xlink:href="#__RefHeading___Toc841_1764154201" text:style-name="Index_20_Link" text:visited-style-name="Index_20_Link">JPEG2000<text:tab/>2</text:a></text:p>
          <text:p text:style-name="P14"><text:a xlink:type="simple" xlink:href="#__RefHeading___Toc843_1764154201" text:style-name="Index_20_Link" text:visited-style-name="Index_20_Link">Plugin qtjp2imageformat<text:tab/>2</text:a></text:p>
          <text:p text:style-name="P14"><text:a xlink:type="simple" xlink:href="#__RefHeading___Toc845_1764154201" text:style-name="Index_20_Link" text:visited-style-name="Index_20_Link">OpenJPEG<text:tab/>2</text:a></text:p>
          <text:p text:style-name="P11"><text:a xlink:type="simple" xlink:href="#__RefHeading___Toc847_1764154201" text:style-name="Index_20_Link" text:visited-style-name="Index_20_Link">Windows Installer<text:tab/>2</text:a></text:p>
          <text:p text:style-name="P14"><text:a xlink:type="simple" xlink:href="#__RefHeading___Toc849_1764154201" text:style-name="Index_20_Link" text:visited-style-name="Index_20_Link">Guid<text:tab/>2</text:a></text:p>
          <text:p text:style-name="P11"><text:a xlink:type="simple" xlink:href="#__RefHeading___Toc851_1764154201" text:style-name="Index_20_Link" text:visited-style-name="Index_20_Link">OSX Release<text:tab/>3</text:a></text:p>
          <text:p text:style-name="P14"><text:a xlink:type="simple" xlink:href="#__RefHeading___Toc853_1764154201" text:style-name="Index_20_Link" text:visited-style-name="Index_20_Link">log4cpp<text:tab/>3</text:a></text:p>
          <text:p text:style-name="P14"><text:a xlink:type="simple" xlink:href="#__RefHeading___Toc855_1764154201" text:style-name="Index_20_Link" text:visited-style-name="Index_20_Link">fftw<text:tab/>4</text:a></text:p>
          <text:p text:style-name="P14"><text:a xlink:type="simple" xlink:href="#__RefHeading___Toc857_1764154201" text:style-name="Index_20_Link" text:visited-style-name="Index_20_Link">engauge<text:tab/>4</text:a></text:p>
          <text:p text:style-name="P14"><text:a xlink:type="simple" xlink:href="#__RefHeading___Toc859_1764154201" text:style-name="Index_20_Link" text:visited-style-name="Index_20_Link">icons<text:tab/>4</text:a></text:p>
          <text:p text:style-name="P14"><text:a xlink:type="simple" xlink:href="#__RefHeading___Toc861_1764154201" text:style-name="Index_20_Link" text:visited-style-name="Index_20_Link">deploy<text:tab/>4</text:a></text:p>
          <text:p text:style-name="P14"><text:a xlink:type="simple" xlink:href="#__RefHeading___Toc863_1764154201" text:style-name="Index_20_Link" text:visited-style-name="Index_20_Link">error message from App Store review<text:tab/>4</text:a></text:p>
          <text:p text:style-name="P11"><text:a xlink:type="simple" xlink:href="#__RefHeading___Toc865_1764154201" text:style-name="Index_20_Link" text:visited-style-name="Index_20_Link">Static Code Analysis<text:tab/>6</text:a></text:p>
          <text:p text:style-name="P11"><text:a xlink:type="simple" xlink:href="#__RefHeading___Toc867_1764154201" text:style-name="Index_20_Link" text:visited-style-name="Index_20_Link">Translations<text:tab/>6</text:a></text:p>
          <text:p text:style-name="P11"><text:a xlink:type="simple" xlink:href="#__RefHeading__403_855807960" text:style-name="Index_20_Link" text:visited-style-name="Index_20_Link">R<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3972771832016312951" text:style-name="L1">
        <text:list-item>
          <text:p text:style-name="P10">Search parameter space of (grid line count, grid line start, grid line number, angle) for X and Y separately, while performing fast cross correlations using FFTW3.</text:p>
        </text:list-item>
        <text:list-item>
          <text:p text:style-name="P10">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soft-page-break/>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0">Installed qttools5-dev and qttools-dev-tools in muon </text:p>
        </text:list-item>
        <text:list-item>
          <text:p text:style-name="P10">'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https://github.com/kbinani/qt-solutions</text:a>. Code is from qt3 and unmaintained. This requires the JasPer library, which according to <text:a xlink:type="simple" xlink:href="https://en.wikipedia.org/wiki/JPEG_2000" text:style-name="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oft-page-break/><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0">Download src tarball </text:p>
        </text:list-item>
        <text:list-item>
          <text:p text:style-name="P10">./configure –prefix=$HOME/qt-everywhere-opensource-5.5.1 -opensource -release -static -qt-zlib -qt-libpng -qt-libjpeg -qt-xcb -qt-freetype -qt-xkbcommon-x11 -no-opengl</text:p>
        </text:list-item>
        <text:list-item>
          <text:p text:style-name="P10">make -j 4</text:p>
        </text:list-item>
        <text:list-item>
          <text:p text:style-name="P10">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text:soft-page-break/>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text:soft-page-break/>From Apple</text:p>
      <text:list xml:id="list8083729215670828871" text:style-name="L2">
        <text:list-item>
          <text:p text:style-name="P13">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Technical Q&amp;A QA1773 Common app sandboxing issues</text:a>.<text:line-break/><text:line-break/>See <text:a xlink:type="simple" xlink:href="https://developer.apple.com/devcenter/mac/app-sandbox/" text:style-name="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Apple Developer Technical Support</text:a>.<text:line-break/><text:line-break/>2.31<text:line-break/><text:line-break/><text:soft-pag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0">Run </text:p>
        </text:list-item>
      </text:list>
      <text:p text:style-name="P3"><text:tab/>qmake QMAKE_CXX='scan-build g++'</text:p>
      <text:list xml:id="list225615830501672" text:style-name="L1">
        <text:list-item>
          <text:p text:style-name="P10">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https://wiki.qt.io/How_to_create_a_multi_language_application</text:a></text:p>
      <text:p text:style-name="P3"/>
      <text:list xml:id="list225616015880064" text:style-name="L1">
        <text:list-item>
          <text:p text:style-name="P10"><text:soft-page-break/>'lupdate engauge.pro' safely updates *.ts translation files</text:p>
        </text:list-item>
        <text:list-item>
          <text:p text:style-name="P10">'linguist translations/engauge_XX_YY.ts' allows editing of one translation file</text:p>
        </text:list-item>
        <text:list-item>
          <text:p text:style-name="P10">'lrelease engauge.pro' builds qm files</text:p>
        </text:list-item>
        <text:list-item>
          <text:p text:style-name="P10">'mv translations/*.qm bin/translations'</text:p>
        </text:list-item>
      </text:list>
      <text:h text:style-name="P12"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06-05T12:48:21.400346311</dc:date>
    <meta:editing-duration>PT14M30S</meta:editing-duration>
    <meta:editing-cycles>6</meta:editing-cycles>
    <meta:document-statistic meta:table-count="0" meta:image-count="0" meta:object-count="0" meta:page-count="7" meta:paragraph-count="129" meta:word-count="1035" meta:character-count="8004" meta:non-whitespace-character-count="7050"/>
  </office:meta>
</office:document-meta>
</file>